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990099" fo:font-size="12pt" fo:language="el" fo:country="GR" fo:font-weight="normal" officeooo:rsid="000d4bc9" officeooo:paragraph-rsid="0005ef64" style:font-size-asian="10.5pt" style:font-weight-asian="normal" style:font-size-complex="12pt" style:font-weight-complex="normal"/>
    </style:style>
    <style:style style:name="P2" style:family="paragraph" style:parent-style-name="Standard">
      <style:text-properties fo:font-size="14pt" fo:language="el" fo:country="GR" fo:font-weight="bold" officeooo:rsid="00027c9c" officeooo:paragraph-rsid="0005ef64" style:font-size-asian="12.25pt" style:font-weight-asian="bold" style:font-size-complex="14pt" style:font-weight-complex="bold"/>
    </style:style>
    <style:style style:name="P3" style:family="paragraph" style:parent-style-name="Standard">
      <style:text-properties fo:font-size="12pt" fo:language="el" fo:country="GR" fo:font-weight="normal" officeooo:rsid="00027c9c" officeooo:paragraph-rsid="0005ef64" style:font-size-asian="10.5pt" style:font-weight-asian="normal" style:font-size-complex="12pt" style:font-weight-complex="normal"/>
    </style:style>
    <style:style style:name="P4" style:family="paragraph" style:parent-style-name="Standard">
      <style:text-properties fo:font-size="12pt" fo:language="el" fo:country="GR" fo:font-weight="bold" officeooo:rsid="00027c9c" officeooo:paragraph-rsid="0005ef64" style:font-size-asian="10.5pt" style:font-weight-asian="bold" style:font-size-complex="12pt" style:font-weight-complex="bold"/>
    </style:style>
    <style:style style:name="P5" style:family="paragraph" style:parent-style-name="Standard">
      <style:text-properties fo:font-size="12pt" fo:language="el" fo:country="GR" officeooo:rsid="00027c9c" officeooo:paragraph-rsid="0005ef64" style:font-size-asian="10.5pt" style:font-size-complex="12pt"/>
    </style:style>
    <style:style style:name="T1" style:family="text">
      <style:text-properties officeooo:rsid="00095d15"/>
    </style:style>
    <style:style style:name="T2" style:family="text">
      <style:text-properties fo:font-size="12pt" fo:font-weight="normal" officeooo:rsid="00095d15" style:font-size-asian="10.5pt" style:font-weight-asian="normal" style:font-size-complex="12pt" style:font-weight-complex="normal"/>
    </style:style>
    <style:style style:name="T3" style:family="text">
      <style:text-properties fo:font-size="12pt" fo:font-weight="normal" officeooo:rsid="000a856f" style:font-size-asian="10.5pt" style:font-weight-asian="normal" style:font-size-complex="12pt" style:font-weight-complex="normal"/>
    </style:style>
    <style:style style:name="T4" style:family="text">
      <style:text-properties fo:font-size="13pt" officeooo:rsid="00035e27" style:font-size-asian="11.3500003814697pt" style:font-size-complex="13pt"/>
    </style:style>
    <style:style style:name="T5" style:family="text">
      <style:text-properties fo:font-size="13pt" officeooo:rsid="000d4bc9" style:font-size-asian="11.3500003814697pt" style:font-size-complex="13pt"/>
    </style:style>
    <style:style style:name="T6" style:family="text">
      <style:text-properties fo:color="#990099" fo:font-weight="normal" officeooo:rsid="000aaa68" style:font-weight-asian="normal" style:font-weight-complex="normal"/>
    </style:style>
    <style:style style:name="T7" style:family="text">
      <style:text-properties fo:color="#990099" fo:font-weight="normal" officeooo:rsid="000ca1e8" style:font-weight-asian="normal" style:font-weight-complex="normal"/>
    </style:style>
    <style:style style:name="T8" style:family="text">
      <style:text-properties fo:color="#990099" fo:font-weight="normal" officeooo:rsid="000d4bc9" style:font-weight-asian="normal" style:font-weight-complex="normal"/>
    </style:style>
    <style:style style:name="T9" style:family="text">
      <style:text-properties fo:color="#990099" fo:font-weight="normal" officeooo:rsid="001b5009" style:font-weight-asian="normal" style:font-weight-complex="normal"/>
    </style:style>
    <style:style style:name="T10" style:family="text">
      <style:text-properties fo:color="#990099" fo:font-weight="normal" officeooo:rsid="001e287e" style:font-weight-asian="normal" style:font-weight-complex="normal"/>
    </style:style>
    <style:style style:name="T11" style:family="text">
      <style:text-properties fo:color="#990099" fo:font-weight="normal" officeooo:rsid="001ec874" style:font-weight-asian="normal" style:font-weight-complex="normal"/>
    </style:style>
    <style:style style:name="T12" style:family="text">
      <style:text-properties fo:color="#990099" fo:font-weight="normal" officeooo:rsid="00230421" style:font-weight-asian="normal" style:font-weight-complex="normal"/>
    </style:style>
    <style:style style:name="T13" style:family="text">
      <style:text-properties fo:color="#990099" fo:font-weight="normal" officeooo:rsid="0024c2ec" style:font-weight-asian="normal" style:font-weight-complex="normal"/>
    </style:style>
    <style:style style:name="T14" style:family="text">
      <style:text-properties fo:color="#990099" fo:font-weight="normal" officeooo:rsid="00266b39" style:font-weight-asian="normal" style:font-weight-complex="normal"/>
    </style:style>
    <style:style style:name="T15" style:family="text">
      <style:text-properties fo:color="#990099" fo:font-weight="normal" officeooo:rsid="00273d7e" style:font-weight-asian="normal" style:font-weight-complex="normal"/>
    </style:style>
    <style:style style:name="T16" style:family="text">
      <style:text-properties fo:color="#990099" fo:font-weight="normal" officeooo:rsid="0005ef6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Κεφάλαιο 4: <text:span text:style-name="T1">Finding Twitter's Most Authoritive Authors </text:span></text:p>
      <text:p text:style-name="P2"/>
      <text:p text:style-name="P2"><text:tab/><text:span text:style-name="T2">Στο συγκεκριμένο κεφάλαιο, εστιάζουμε την προσοχή μας, στις διάφορες μεθόδους που έχουν αναπτυχθεί για την εξεύρεση των χρηστών που θεωρούνται ειδικοί ως προς ένα ή περισσότερα θέματα σε </text:span><text:span text:style-name="T3">διάφορα blogs μικρού μεγέθους και συγκεκριμένα στο Twitter, καθώς θεωρείται η κύρια πηγή των συγκεκριμένων blogs. Αρχικά, κάνουμε επισκόπηση των διάφορων μελετών που έχουν γίνει κατά καιρούς και στην συνέχεια παρουσιάζουμε την δική μας μελέτη σχετικά με την εξεύρεση των χρηστών που θεωρούνται ειδικοί ως προς ένα ή περισσότερα θέματα με μεγάλη δημοτικότητα στο Twitter.</text:span></text:p>
      <text:p text:style-name="P3"/>
      <text:p text:style-name="P4"><text:span text:style-name="T4">4.1 </text:span><text:span text:style-name="T5">Προηγούμενες Μελέτες </text:span></text:p>
      <text:p text:style-name="P4"/>
      <text:p text:style-name="P5"><text:span text:style-name="T6"><text:tab/>Kάθε μέρα, στο Twitter αναρτούνται άπειρα μηνύματα μικρού μεγέθους (tweets) τα οποία περιστρέφονται γύρω από διάφορα θέματα. </text:span><text:span text:style-name="T7">Ως εκ τούτου, αναρτούνται αμέτρητα tweets τα οποία περιστρέφονται γύρω από μία τεράστια ποικιλία θεμάτων. Τα θέματα των tweets που έχουν μεγάλη δημοτικότητα, δηλαδή τα θέματα των tweets, τα οποία </text:span><text:span text:style-name="T8">απασχολούν τα περισσότερα tweets για κάποιο χρονικό διάστημα ονομάζονται trending topics. Ωστόσο, λόγω του τεράστιου συνόλου των tweets που αναρτούνται στο Twitter κάθε λεπτό, δεν γίνεται έλεγχος κατά πόσο σχετικός (ειδικός) <text:s/>ή όχι είναι ο χρήστης ως προς το θέμα του tweet το οποίο </text:span><text:span text:style-name="T9">έχει αναρτήσει </text:span><text:span text:style-name="T8">, με αποτέλεσμα να δημιουργούνται tweets τα οποία μπορεί να είναι τελείως άσχετα ή εντελώς σχετικά με κάποιο συγκεκριμένο θέμα. Στην συγκεκριμένη παράγραφο, κάνουμε επισκόπηση των διάφορων μεθόδων που έχουν πραγματοποιηθεί μέχρι στιγμής προκειμένου να βρεθεί κατά πόσο σχετικός ή όχι είναι κάποιος χρήστης ως προς κάποιο θέμα. </text:span></text:p>
      <text:p text:style-name="P5"><text:span text:style-name="T8"><text:tab/></text:span><text:span text:style-name="T10">Οι πρώτες μεθόδους επίλυσης του συγκεκριμένου προβλήματος, επιχειρούσαν να μετρήσουν την επιρροή που έχουν οι χρήστες του Twitter και δια τούτου, να οριστούν οι χρήστες που μπορούν να ασκήσουν επιρροή στους υπόλοιπους χρήστες ή ειδικοί ως προς ένα ή πολλαπλά θέματα. </text:span></text:p>
      <text:p text:style-name="P5"><text:span text:style-name="T10"><text:tab/></text:span><text:span text:style-name="T11">Μια από τις καινοτόμες μεθόδους της συγκεκριμένης κατηγορίας είναι η μέθοδος που προτάθηκε από τους Lee, Kwak, Park και Moon, η οποία επιχειρεί να βρει τους χρήστες που ασκούν επιρροή στο Twitter λαμβάνοντας υπόψη τόσο την δομή των συνδέσμων όσο και την σειρά έγκρισης των πληροφοριών. </text:span><text:span text:style-name="T12">Η μέθοδος των Lee et al επιχειρεί να βρει τους χρήστες που ασκούν επιρροή στο Twitter, χρησιμοποιώντας μεθόδους και προσεγγίσεις που ήδη υπάρχουν όπως για παράδειγμα τον αλγόριθμο PageRank και να επιδείξει σημαντική διαφορά μεταξύ των συγκεκριμένων χρηστών. Προκειμένου να κατατάξει τους χρήστες με τρόπο που αντανακλά στον ρητό μηχανισμό του Twitter για διευκόλυνση της διάχυσης πληροφορίας, η μέθοδος αυτή σε πρώτο βήμα αναλύει τα πρότυπα της διάχυσης πληροφορίας στο Twitter. Ωστόσο, η διάχυση της πληροφορίας πραγματοποιείται στα πρώτα στάδια εκτέλεσης του αλγορίθμου. Αξίζει να σημειωθεί ότι οι χρήστες που έχουν πολλούς ακόλουθους (followers) δεν είναι πάντοτε οι καλύτεροι διασκορπιστές πληροφορίας όταν λαμβάνεται υπόψη η σειρά έκδοσης της πληροφορίας. Έτσι, προκειμένου να επιτευχθεί αξιολόγηση της επιρροής των χρηστών, οι Lee et al ανέπτυξαν μια μετρική με το όνομα “αποτελεσματικοί χρήστες”, οι οποίοι είναι χρήστες που έχουν εκτεθεί σε πληροφορίες για πολύ μικρό χρονικό διάστημα. Με βάση την συκγκεκριμένη μετρική, η συγκεκριμένη μέθοδος βρίσκει τους χρήστες που ασκούν επιρροή στο Twitter </text:span><text:span text:style-name="T13">λαμβάνοντας πάντα υπόψη την προσωρινή σειρά έκδοσης των πληροφοριών. </text:span><text:span text:style-name="T14">[1]</text:span></text:p>
      <text:p text:style-name="P5"><text:span text:style-name="T13"><text:tab/></text:span><text:span text:style-name="T14">Οι Cha, Haddadi, Benevenuto και Gummadi, με την σειρά τους ανέπτυξαν </text:span><text:span text:style-name="T15">μία μέθοδος με σκοπό να παρατηρήσει τα πρότυπα επιρροής που δημιουργούνται από τους χρήστες σε ένα δημοφιλές κοινωνικό δίκτυο και συγκεκριμένα στο Twitter. H μέθοδος των Cha et al, μοιάζει με εκείνη που αναπτύχθηκε από τους Lee et <text:s/>al, ωστόσο διαφέρει από την μέθοδο που αναφέραμε παραπάνω σε αρκετά σημεία. Μια από τις κύριες διαφορές των δύο μεθόδων είναι ότι η μέθοδος των Cha et al, χρησιμοποιεί τρεις μετρικές αντί για μία ώστε να γίνει καλύτερα κατανοητό ο ρόλος των χρηστών στα μέσα κοινωνικής δικτύωσης. Οι μετρικές που χρησιμοποιούνται κατά την εκτέλεση της συγκεκριμένης </text:span><text:soft-page-break/><text:span text:style-name="T15">μεθόδου είναι οι εξής: </text:span><text:span text:style-name="T16">η επιρροή του </text:span><text:span text:style-name="T15"><text:s/>έσω-βαθμ</text:span><text:span text:style-name="T16">ού</text:span><text:span text:style-name="T15"> (in-degree </text:span><text:span text:style-name="T16">influence</text:span><text:span text:style-name="T15">), </text:span><text:span text:style-name="T16">η επιρροή των </text:span><text:span text:style-name="T15"><text:s/>retweets και </text:span><text:span text:style-name="T16">η επιρροή των </text:span><text:span text:style-name="T15"><text:s/>αναφορ</text:span><text:span text:style-name="T16">ών</text:span><text:span text:style-name="T15"> (mentions). Η μετρική </text:span><text:span text:style-name="T16">της επιρροής του </text:span><text:span text:style-name="T15">έσω-βαθμ</text:span><text:span text:style-name="T16">ού</text:span><text:span text:style-name="T15"> μετράει πόσο δημοφιλής είναι ένας χρήστης, δηλαδή των αριθμό των ακόλουθων που έχει ο συγκεκριμένος χρήστης καθώς αυτός φανερώνει το μέγεθος του κοινού που έχει αυτός ο χρήστης. </text:span><text:span text:style-name="T16">H μετρική της επιρροής των <text:s/>retweets μετράει τον αριθμό των retweets που περιέχουν το όνομα του χρήστη το οποίο δείχνει την ικανότητα του χρήστη να δημιουργεί tweets που το περιεχόμενο τους με διέλευση-κατά-μήκος της αξίας (pass-along-value). Τέλος, η μετρική της επιρροής των αναφορών, μετράει πόσες φορές αναφέρεται το όνομα του χρήστη στα tweets ,που δείχνει την ικανότητα του εν λόγω χρήστη να συμμετάσχει σε μία συνομιλία. Με βάση τις συγκεκριμενες μετρικές, </text:span></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9:52:16.495025827</meta:creation-date>
    <dc:date>2015-09-03T20:10:54.163632457</dc:date>
    <meta:editing-duration>P0D</meta:editing-duration>
    <meta:editing-cycles>1</meta:editing-cycles>
    <meta:document-statistic meta:table-count="0" meta:image-count="0" meta:object-count="0" meta:page-count="2" meta:paragraph-count="7" meta:word-count="721" meta:character-count="4783" meta:non-whitespace-character-count="4053"/>
    <meta:generator>LibreOffice/4.2.8.2$Linux_X86_64 LibreOffice_project/420m0$Build-2</meta:generator>
  </office:meta>
</office:document-meta>
</file>